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rsid="0010e6a9" officeooo:paragraph-rsid="0010e6a9"/>
    </style:style>
    <style:style style:name="P2" style:family="paragraph" style:parent-style-name="Standard">
      <style:paragraph-properties fo:line-height="150%" fo:text-align="center" style:justify-single-word="false"/>
      <style:text-properties officeooo:rsid="0010e6a9" officeooo:paragraph-rsid="0029b4d1"/>
    </style:style>
    <style:style style:name="P3" style:family="paragraph" style:parent-style-name="Standard">
      <style:paragraph-properties fo:line-height="150%" fo:text-align="center" style:justify-single-word="false"/>
      <style:text-properties officeooo:rsid="0010e6a9" officeooo:paragraph-rsid="0029b4d1"/>
    </style:style>
    <style:style style:name="P4" style:family="paragraph" style:parent-style-name="Standard">
      <style:text-properties style:font-name="Liberation Serif" fo:font-size="12pt"/>
    </style:style>
    <style:style style:name="P5" style:family="paragraph" style:parent-style-name="Standard">
      <style:paragraph-properties fo:margin-left="0cm" fo:margin-right="0cm" fo:margin-top="0cm" fo:margin-bottom="0.247cm" style:contextual-spacing="false" fo:line-height="120%" fo:text-indent="0cm" style:auto-text-indent="false"/>
      <style:text-properties style:font-name="Liberation Serif" fo:font-size="12pt"/>
    </style:style>
    <style:style style:name="P6" style:family="paragraph" style:parent-style-name="Standard">
      <style:paragraph-properties fo:margin-left="0cm" fo:margin-right="0cm" fo:margin-top="0cm" fo:margin-bottom="0cm" style:contextual-spacing="false" fo:line-height="120%" fo:text-indent="0cm" style:auto-text-indent="false"/>
      <style:text-properties style:font-name="Liberation Serif" fo:font-size="12pt" officeooo:paragraph-rsid="00314a13"/>
    </style:style>
    <style:style style:name="P7" style:family="paragraph" style:parent-style-name="Standard" style:master-page-name="">
      <loext:graphic-properties draw:fill="none"/>
      <style:paragraph-properties fo:margin-left="0cm" fo:margin-right="0cm" fo:margin-top="0cm" fo:margin-bottom="0.146cm" style:contextual-spacing="false" fo:line-height="120%" fo:orphans="2" fo:widows="2" fo:text-indent="0cm" style:auto-text-indent="false" style:page-number="auto" fo:background-color="transparent"/>
      <style:text-properties style:font-name="Liberation Serif" fo:font-size="12pt" officeooo:paragraph-rsid="00314a13"/>
    </style:style>
    <style:style style:name="P8"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erif" fo:font-size="12pt"/>
    </style:style>
    <style:style style:name="T1" style:family="text">
      <style:text-properties style:text-position="0% 100%"/>
    </style:style>
    <style:style style:name="T2" style:family="text">
      <style:text-properties style:text-position="0% 100%" fo:font-style="italic"/>
    </style:style>
    <style:style style:name="T3" style:family="text">
      <style:text-properties fo:font-style="italic" style:font-style-asian="italic"/>
    </style:style>
    <style:style style:name="T4" style:family="text">
      <style:text-properties fo:font-size="14pt" fo:font-weight="bold" style:font-size-asian="14pt" style:font-weight-asian="bold" style:font-size-complex="14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DAFTAR PUSTAKA</text:span><text:span text:style-name="T1">⁠⁠⁠⁠⁠⁠⁠⁠⁠⁠⁠</text:span></text:p>
      <text:p text:style-name="P2"><text:span text:style-name="T1">⁠⁠⁠</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2&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2&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3&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3&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id&quot;: &quot;ITEM-4&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4&quot;, &quot;issued&quot;: {&quot;date-parts&quot;: [[&quot;2021&quot;]]}, &quot;publisher&quot;: &quot;Insan Cendekia Mandiri&quot;, &quot;title&quot;: &quot;SISTEM INFORMASI MANAJEMEN&quot;, &quot;type&quot;: &quot;book&quot;}, &quot;uris&quot;: [&quot;http://www.mendeley.com/documents/?uuid=c00b327f-c5da-478e-bc5d-252528bb776b&quot;]}, {&quot;id&quot;: &quot;ITEM-5&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5&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id&quot;: &quot;ITEM-6&quot;, &quot;itemData&quot;: {&quot;author&quot;: [{&quot;dropping-particle&quot;: &quot;&quot;, &quot;family&quot;: &quot;Pindo&quot;, &quot;given&quot;: &quot;Saputra&quot;, &quot;non-dropping-particle&quot;: &quot;&quot;, &quot;parse-names&quot;: false, &quot;suffix&quot;: &quot;&quot;}, {&quot;dropping-particle&quot;: &quot;&quot;, &quot;family&quot;: &quot;Kurniawan&quot;, &quot;given&quot;: &quot;Saputra&quot;, &quot;non-dropping-particle&quot;: &quot;&quot;, &quot;parse-names&quot;: false, &quot;suffix&quot;: &quot;&quot;}], &quot;id&quot;: &quot;ITEM-6&quot;, &quot;issued&quot;: {&quot;date-parts&quot;: [[&quot;2019&quot;]]}, &quot;title&quot;: &quot;Aplikasi Monitoring Berdasarkan Laporan Kegiatan Organisasi Perangkat Daerah ( OPD ) Kabupaten Pringsewu Studi Kasus pada Badan Perencanaan dan Pembangunan Daerah ( Bappeda )&quot;, &quot;type&quot;: &quot;article-journal&quot;}, &quot;uris&quot;: [&quot;http://www.mendeley.com/documents/?uuid=3b37155e-cf90-4726-ae34-df0610f4b252&quot;]}, {&quot;id&quot;: &quot;ITEM-7&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7&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Anggraeni, 2017; Ayu &amp; Permatasari, 2018; Hendini, 2016; Hermanto &amp; Yusman, 2019; Pindo &amp; Kurniawan, 2019; Rosidah;., 2018; H. Wijoyo, 2021)&quot;, &quot;plainTextFormattedCitation&quot;: &quot;(Anggraeni, 2017; Ayu &amp; Permatasari, 2018; Hendini, 2016; Hermanto &amp; Yusman, 2019; Pindo &amp; Kurniawan, 2019; Rosidah;., 2018; H. Wijoyo, 2021)&quot;, &quot;previouslyFormattedCitation&quot;: &quot;(Anggraeni, 2017; Ayu &amp; Permatasari, 2018; Hendini, 2016; Hermanto &amp; Yusman, 2019; Pindo &amp; Kurniawan, 2019; Rosidah;., 2018; H. Wijoyo, 2021)&quot;}, &quot;properties&quot;: {&quot;noteIndex&quot;: 0}, &quot;schema&quot;: &quot;https://github.com/citation-style-language/schema/raw/master/csl-citation.json&quot;} RNDEYt14fjlTv"/><text:span text:style-name="T1">(Anggraeni, 2017; Ayu &amp; Permatasari, 2018; Hendini, 2016; Hermanto &amp; Yusman, 2019; Pindo &amp; Kurniawan, 2019; Rosidah;., 2018; H. Wijoyo, 2021)</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2&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2&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3&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3&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id&quot;: &quot;ITEM-4&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4&quot;, &quot;issued&quot;: {&quot;date-parts&quot;: [[&quot;2021&quot;]]}, &quot;publisher&quot;: &quot;Insan Cendekia Mandiri&quot;, &quot;title&quot;: &quot;SISTEM INFORMASI MANAJEMEN&quot;, &quot;type&quot;: &quot;book&quot;}, &quot;uris&quot;: [&quot;http://www.mendeley.com/documents/?uuid=c00b327f-c5da-478e-bc5d-252528bb776b&quot;]}, {&quot;id&quot;: &quot;ITEM-5&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5&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id&quot;: &quot;ITEM-6&quot;, &quot;itemData&quot;: {&quot;author&quot;: [{&quot;dropping-particle&quot;: &quot;&quot;, &quot;family&quot;: &quot;Pindo&quot;, &quot;given&quot;: &quot;Saputra&quot;, &quot;non-dropping-particle&quot;: &quot;&quot;, &quot;parse-names&quot;: false, &quot;suffix&quot;: &quot;&quot;}, {&quot;dropping-particle&quot;: &quot;&quot;, &quot;family&quot;: &quot;Kurniawan&quot;, &quot;given&quot;: &quot;Saputra&quot;, &quot;non-dropping-particle&quot;: &quot;&quot;, &quot;parse-names&quot;: false, &quot;suffix&quot;: &quot;&quot;}], &quot;id&quot;: &quot;ITEM-6&quot;, &quot;issued&quot;: {&quot;date-parts&quot;: [[&quot;2019&quot;]]}, &quot;title&quot;: &quot;Aplikasi Monitoring Berdasarkan Laporan Kegiatan Organisasi Perangkat Daerah ( OPD ) Kabupaten Pringsewu Studi Kasus pada Badan Perencanaan dan Pembangunan Daerah ( Bappeda )&quot;, &quot;type&quot;: &quot;article-journal&quot;}, &quot;uris&quot;: [&quot;http://www.mendeley.com/documents/?uuid=3b37155e-cf90-4726-ae34-df0610f4b252&quot;]}, {&quot;id&quot;: &quot;ITEM-7&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7&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Anggraeni, 2017; Ayu &amp; Permatasari, 2018; Hendini, 2016; Hermanto &amp; Yusman, 2019; Pindo &amp; Kurniawan, 2019; Rosidah;., 2018; H. Wijoyo, 2021)&quot;, &quot;plainTextFormattedCitation&quot;: &quot;(Anggraeni, 2017; Ayu &amp; Permatasari, 2018; Hendini, 2016; Hermanto &amp; Yusman, 2019; Pindo &amp; Kurniawan, 2019; Rosidah;., 2018; H. Wijoyo, 2021)&quot;, &quot;previouslyFormattedCitation&quot;: &quot;(Anggraeni, 2017; Ayu &amp; Permatasari, 2018; Hendini, 2016; Hermanto &amp; Yusman, 2019; Pindo &amp; Kurniawan, 2019; Rosidah;., 2018; H. Wijoyo, 2021)&quot;}, &quot;properties&quot;: {&quot;noteIndex&quot;: 0}, &quot;schema&quot;: &quot;https://github.com/citation-style-language/schema/raw/master/csl-citation.json&quot;} RNDEYt14fjlTv"/><text:span text:style-name="T1">⁠</text:span><text:reference-mark-start text:name="ADDIN CSL_CITATION {&quot;citationItems&quot;: [{&quot;id&quot;: &quot;ITEM-1&quot;, &quot;itemData&quot;: {&quot;ISSN&quot;: &quot;2477-8125&quot;, &quot;abstract&quot;: &quot;Web based population administration service (online) is a breakthrough in order to improve people's satisfaction with the performance while optimizing the village government in the field of information technology and communications where the use of this technology wherever people can be served kapanpundan. This is the underlying writer Candigatak cooperation with the village government to help address the problem of population administrative services in the village Candigatak to create a Rural Population Administration Service System Web-Based Candigatak. The research method used is the system development life cycle (SDLC). The system can be arranged to cater for a range of products online population administration, as well as directly, so it will be easier for the public. The system can also be arranged to process the transfer of population (births and deaths), and store the letters which once processed is then displayed in the form of a report that can be printed. With this system, various problems in the population administrative services in the village Candigatak can be resolved.&quot;, &quot;author&quot;: [{&quot;dropping-particle&quot;: &quot;&quot;, &quot;family&quot;: &quot;Hidayatulloh&quot;, &quot;given&quot;: &quot;Syarif&quot;, &quot;non-dropping-particle&quot;: &quot;&quot;, &quot;parse-names&quot;: false, &quot;suffix&quot;: &quot;&quot;}, {&quot;dropping-particle&quot;: &quot;&quot;, &quot;family&quot;: &quot;Mulyadi&quot;, &quot;given&quot;: &quot;Cisde&quot;, &quot;non-dropping-particle&quot;: &quot;&quot;, &quot;parse-names&quot;: false, &quot;suffix&quot;: &quot;&quot;}], &quot;container-title&quot;: &quot;Jurnal IT CIDA&quot;, &quot;id&quot;: &quot;ITEM-1&quot;, &quot;issue&quot;: &quot;1&quot;, &quot;issued&quot;: {&quot;date-parts&quot;: [[&quot;2015&quot;]]}, &quot;page&quot;: &quot;42-55&quot;, &quot;title&quot;: &quot;Sistem pelayanan administrasi kependudukan desa Candigatak berbasis web&quot;, &quot;type&quot;: &quot;article-journal&quot;, &quot;volume&quot;: &quot;1&quot;}, &quot;uris&quot;: [&quot;http://www.mendeley.com/documents/?uuid=8f63d073-cff9-4373-8974-305803f3573e&quot;]}], &quot;mendeley&quot;: {&quot;formattedCitation&quot;: &quot;(Hidayatulloh &amp; Mulyadi, 2015)&quot;, &quot;plainTextFormattedCitation&quot;: &quot;(Hidayatulloh &amp; Mulyadi, 2015)&quot;, &quot;previouslyFormattedCitation&quot;: &quot;(Hidayatulloh &amp; Mulyadi, 2015)&quot;}, &quot;properties&quot;: {&quot;noteIndex&quot;: 0}, &quot;schema&quot;: &quot;https://github.com/citation-style-language/schema/raw/master/csl-citation.json&quot;} RNDyhfdTE94oj"/><text:span text:style-name="T1">(Hidayatulloh &amp; Mulyadi, 2015)</text:span><text:reference-mark-end text:name="ADDIN CSL_CITATION {&quot;citationItems&quot;: [{&quot;id&quot;: &quot;ITEM-1&quot;, &quot;itemData&quot;: {&quot;ISSN&quot;: &quot;2477-8125&quot;, &quot;abstract&quot;: &quot;Web based population administration service (online) is a breakthrough in order to improve people's satisfaction with the performance while optimizing the village government in the field of information technology and communications where the use of this technology wherever people can be served kapanpundan. This is the underlying writer Candigatak cooperation with the village government to help address the problem of population administrative services in the village Candigatak to create a Rural Population Administration Service System Web-Based Candigatak. The research method used is the system development life cycle (SDLC). The system can be arranged to cater for a range of products online population administration, as well as directly, so it will be easier for the public. The system can also be arranged to process the transfer of population (births and deaths), and store the letters which once processed is then displayed in the form of a report that can be printed. With this system, various problems in the population administrative services in the village Candigatak can be resolved.&quot;, &quot;author&quot;: [{&quot;dropping-particle&quot;: &quot;&quot;, &quot;family&quot;: &quot;Hidayatulloh&quot;, &quot;given&quot;: &quot;Syarif&quot;, &quot;non-dropping-particle&quot;: &quot;&quot;, &quot;parse-names&quot;: false, &quot;suffix&quot;: &quot;&quot;}, {&quot;dropping-particle&quot;: &quot;&quot;, &quot;family&quot;: &quot;Mulyadi&quot;, &quot;given&quot;: &quot;Cisde&quot;, &quot;non-dropping-particle&quot;: &quot;&quot;, &quot;parse-names&quot;: false, &quot;suffix&quot;: &quot;&quot;}], &quot;container-title&quot;: &quot;Jurnal IT CIDA&quot;, &quot;id&quot;: &quot;ITEM-1&quot;, &quot;issue&quot;: &quot;1&quot;, &quot;issued&quot;: {&quot;date-parts&quot;: [[&quot;2015&quot;]]}, &quot;page&quot;: &quot;42-55&quot;, &quot;title&quot;: &quot;Sistem pelayanan administrasi kependudukan desa Candigatak berbasis web&quot;, &quot;type&quot;: &quot;article-journal&quot;, &quot;volume&quot;: &quot;1&quot;}, &quot;uris&quot;: [&quot;http://www.mendeley.com/documents/?uuid=8f63d073-cff9-4373-8974-305803f3573e&quot;]}], &quot;mendeley&quot;: {&quot;formattedCitation&quot;: &quot;(Hidayatulloh &amp; Mulyadi, 2015)&quot;, &quot;plainTextFormattedCitation&quot;: &quot;(Hidayatulloh &amp; Mulyadi, 2015)&quot;, &quot;previouslyFormattedCitation&quot;: &quot;(Hidayatulloh &amp; Mulyadi, 2015)&quot;}, &quot;properties&quot;: {&quot;noteIndex&quot;: 0}, &quot;schema&quot;: &quot;https://github.com/citation-style-language/schema/raw/master/csl-citation.json&quot;} RNDyhfdTE94oj"/><text:span text:style-name="T1">⁠</text:span><text:reference-mark-start text:name="ADDIN CSL_CITATION {&quot;citationItems&quot;: [{&quot;id&quot;: &quot;ITEM-1&quot;, &quot;itemData&quot;: {&quot;abstract&quot;: &quot;Administrasi kependudukan merupakan salah satu bagian yang sangat penting di pemerintahan guna meningkatkan pelayanan kepada publik. Pengelolaan administrasi kependudukan secara manual dapat menyebabkan beberapa permasalahan yaitu kesulitan dalam pencarian data karena masih tersimpan dalam bentuk dokumen, pembuatan laporan membutuhkan waktu yang cukup lama karena data dalam bentuk dokumen perlu diolah kembali sebelum dilaporkan. Untuk mengatasi beberapa permasalah tersebut maka perlu dirancang suatu sistem informasi yang dapat mengelola data penduduk secara benar dan cepat sehingga proses pengolahan dan pembuatan laporan menjadi lebih efektif dan efisien. Dengan adanya sistem informasi administrasi kependudukan ini, proses pelayanan kepada publik akan meningkat baik dari segi waktu maupun kualitas pelayanan itu sendiri, terutama bagian pendaftaran dan pendataan penduduk dalam mengelola data kelahiran, kematian, dan pindah serta proses pembuatan laporan mengenai jumlah penduduk&quot;, &quot;author&quot;: [{&quot;dropping-particle&quot;: &quot;&quot;, &quot;family&quot;: &quot;Amalia&quot;, &quot;given&quot;: &quot;Endang;&quot;, &quot;non-dropping-particle&quot;: &quot;&quot;, &quot;parse-names&quot;: false, &quot;suffix&quot;: &quot;&quot;}, {&quot;dropping-particle&quot;: &quot;&quot;, &quot;family&quot;: &quot;Supriatna&quot;, &quot;given&quot;: &quot;Yayat;&quot;, &quot;non-dropping-particle&quot;: &quot;&quot;, &quot;parse-names&quot;: false, &quot;suffix&quot;: &quot;&quot;}], &quot;container-title&quot;: &quot;Prosiding Seminar Ilmu Komputer dan Teknologi Informasi&quot;, &quot;id&quot;: &quot;ITEM-1&quot;, &quot;issue&quot;: &quot;1&quot;, &quot;issued&quot;: {&quot;date-parts&quot;: [[&quot;2017&quot;]]}, &quot;page&quot;: &quot;81-85&quot;, &quot;title&quot;: &quot;Perancangan Sistem Informasi Administrasi Kependudukan Sebagai Pengembangan Egovernment&quot;, &quot;type&quot;: &quot;article-journal&quot;, &quot;volume&quot;: &quot;2&quot;}, &quot;uris&quot;: [&quot;http://www.mendeley.com/documents/?uuid=64ef507f-4488-4037-bca6-5976ab35a7cd&quot;]}], &quot;mendeley&quot;: {&quot;formattedCitation&quot;: &quot;(Amalia &amp; Supriatna, 2017)&quot;, &quot;plainTextFormattedCitation&quot;: &quot;(Amalia &amp; Supriatna, 2017)&quot;, &quot;previouslyFormattedCitation&quot;: &quot;(Amalia &amp; Supriatna, 2017)&quot;}, &quot;properties&quot;: {&quot;noteIndex&quot;: 0}, &quot;schema&quot;: &quot;https://github.com/citation-style-language/schema/raw/master/csl-citation.json&quot;} RNDaBVUqMl7ad"/><text:span text:style-name="T1">(Amalia &amp; Supriatna, 2017)</text:span><text:reference-mark-end text:name="ADDIN CSL_CITATION {&quot;citationItems&quot;: [{&quot;id&quot;: &quot;ITEM-1&quot;, &quot;itemData&quot;: {&quot;abstract&quot;: &quot;Administrasi kependudukan merupakan salah satu bagian yang sangat penting di pemerintahan guna meningkatkan pelayanan kepada publik. Pengelolaan administrasi kependudukan secara manual dapat menyebabkan beberapa permasalahan yaitu kesulitan dalam pencarian data karena masih tersimpan dalam bentuk dokumen, pembuatan laporan membutuhkan waktu yang cukup lama karena data dalam bentuk dokumen perlu diolah kembali sebelum dilaporkan. Untuk mengatasi beberapa permasalah tersebut maka perlu dirancang suatu sistem informasi yang dapat mengelola data penduduk secara benar dan cepat sehingga proses pengolahan dan pembuatan laporan menjadi lebih efektif dan efisien. Dengan adanya sistem informasi administrasi kependudukan ini, proses pelayanan kepada publik akan meningkat baik dari segi waktu maupun kualitas pelayanan itu sendiri, terutama bagian pendaftaran dan pendataan penduduk dalam mengelola data kelahiran, kematian, dan pindah serta proses pembuatan laporan mengenai jumlah penduduk&quot;, &quot;author&quot;: [{&quot;dropping-particle&quot;: &quot;&quot;, &quot;family&quot;: &quot;Amalia&quot;, &quot;given&quot;: &quot;Endang;&quot;, &quot;non-dropping-particle&quot;: &quot;&quot;, &quot;parse-names&quot;: false, &quot;suffix&quot;: &quot;&quot;}, {&quot;dropping-particle&quot;: &quot;&quot;, &quot;family&quot;: &quot;Supriatna&quot;, &quot;given&quot;: &quot;Yayat;&quot;, &quot;non-dropping-particle&quot;: &quot;&quot;, &quot;parse-names&quot;: false, &quot;suffix&quot;: &quot;&quot;}], &quot;container-title&quot;: &quot;Prosiding Seminar Ilmu Komputer dan Teknologi Informasi&quot;, &quot;id&quot;: &quot;ITEM-1&quot;, &quot;issue&quot;: &quot;1&quot;, &quot;issued&quot;: {&quot;date-parts&quot;: [[&quot;2017&quot;]]}, &quot;page&quot;: &quot;81-85&quot;, &quot;title&quot;: &quot;Perancangan Sistem Informasi Administrasi Kependudukan Sebagai Pengembangan Egovernment&quot;, &quot;type&quot;: &quot;article-journal&quot;, &quot;volume&quot;: &quot;2&quot;}, &quot;uris&quot;: [&quot;http://www.mendeley.com/documents/?uuid=64ef507f-4488-4037-bca6-5976ab35a7cd&quot;]}], &quot;mendeley&quot;: {&quot;formattedCitation&quot;: &quot;(Amalia &amp; Supriatna, 2017)&quot;, &quot;plainTextFormattedCitation&quot;: &quot;(Amalia &amp; Supriatna, 2017)&quot;, &quot;previouslyFormattedCitation&quot;: &quot;(Amalia &amp; Supriatna, 2017)&quot;}, &quot;properties&quot;: {&quot;noteIndex&quot;: 0}, &quot;schema&quot;: &quot;https://github.com/citation-style-language/schema/raw/master/csl-citation.json&quot;} RNDaBVUqMl7ad"/><text:span text:style-name="T1"> </text:span><text:reference-mark-start text:name="ADDIN CSL_CITATION {&quot;citationItems&quot;: [{&quot;id&quot;: &quot;ITEM-1&quot;, &quot;itemData&quot;: {&quot;DOI&quot;: &quot;10.26594/r.v2i2.547&quot;, &quot;ISSN&quot;: &quot;2503-0477&quot;, &quot;abstract&quot;: &quot;AbstrakDesa adalah unit terkecil pemerintahan yang secara hukum diakui oleh pemerintah Indonesia. Salah satu tugas pemerintahan desa adalah memberikan pelayanan administrasi kepada penduduknya. Akan tetapi, pelayanan ini masih belum sesuai dengan harapan masyarakat karena aparat desa masih menggunakan cara manual untuk mengolah data. Penelitian ini berupaya untuk mencari solusi untuk meningkatkan pelayanan administrasi di Desa Sumbermulyo, khususnya masalah kependudukan. Dari hasil penelitian, Desa Sumbermulyo membutuhkan sistem informasi untuk mempermudah pengolahan data kependukan. Untuk itu sebuah sistem administrasi kependudukan dibuat dengan menggunakan bahasa pemprograman Microsoft Visual Basic.Net 2008 dan sistem manajemen basis data MySQL untuk pengolahan datanya. Perangkat lunak ini mampu menghasilkan aplikasi berbasis grafis dan berjalan di sistem operasi Windows. Oleh karena itu, sistem informasi diharapkan akan mudah untuk diterapkan dan digunakan oleh aparat desa.Kata kunci : Administrasi Desa, Microsoft Visual Basic.Net 2008, Sistem Informasi.\u00a0AbstractA Village as the smallest unit of authority which is legally recognized by Indonesian government obligated to serve its citizens. Unfortunately, public administrasion, especially demographic data, in Desa Sumbermulyo is very poor since its officers remain use manual procedure in daily services. This research found that Desa Sumbermulyo requires improving its services through information sytem implementation. Microsoft Visual Basic.Net 2008 and MySQL software can be utilized to create public administration information sistem. These software are be able to produce an application based on graphical user interface (GUI) and run in Windows operating sistem. Therefore, that information sistem will be simple to implement as well as simple to use.Keywords : Microsoft Visual Basic.Net 2008, MySQL, Information Sistem, Public administration.&quot;, &quot;author&quot;: [{&quot;dropping-particle&quot;: &quot;&quot;, &quot;family&quot;: &quot;Widya&quot;, &quot;given&quot;: &quot;Moh. Anshori Aris&quot;, &quot;non-dropping-particle&quot;: &quot;&quot;, &quot;parse-names&quot;: false, &quot;suffix&quot;: &quot;&quot;}, {&quot;dropping-particle&quot;: &quot;&quot;, &quot;family&quot;: &quot;Agustiawan&quot;, &quot;given&quot;: &quot;Yosi&quot;, &quot;non-dropping-particle&quot;: &quot;&quot;, &quot;parse-names&quot;: false, &quot;suffix&quot;: &quot;&quot;}, {&quot;dropping-particle&quot;: &quot;&quot;, &quot;family&quot;: &quot;Fibrian&quot;, &quot;given&quot;: &quot;Ivan Dwi&quot;, &quot;non-dropping-particle&quot;: &quot;&quot;, &quot;parse-names&quot;: false, &quot;suffix&quot;: &quot;&quot;}, {&quot;dropping-particle&quot;: &quot;&quot;, &quot;family&quot;: &quot;Muttaqin&quot;, &quot;given&quot;: &quot;Zainal&quot;, &quot;non-dropping-particle&quot;: &quot;&quot;, &quot;parse-names&quot;: false, &quot;suffix&quot;: &quot;&quot;}], &quot;container-title&quot;: &quot;Register: Jurnal Ilmiah Teknologi Sistem Informasi&quot;, &quot;id&quot;: &quot;ITEM-1&quot;, &quot;issue&quot;: &quot;2&quot;, &quot;issued&quot;: {&quot;date-parts&quot;: [[&quot;2016&quot;]]}, &quot;page&quot;: &quot;51&quot;, &quot;title&quot;: &quot;Upaya Peningkatan Pelayanan Administrasi Kependudukan Menggunakan Teknologi Informasi: Rancang Bangun Sistem Informasi di Desa Sumbermulyo Kecamatan Jogoroto Kabupaten Jombang&quot;, &quot;type&quot;: &quot;article-journal&quot;, &quot;volume&quot;: &quot;2&quot;}, &quot;uris&quot;: [&quot;http://www.mendeley.com/documents/?uuid=30b9616d-7dd0-471a-8df2-8c51eafed87e&quot;]}], &quot;mendeley&quot;: {&quot;formattedCitation&quot;: &quot;(Widya et al., 2016)&quot;, &quot;plainTextFormattedCitation&quot;: &quot;(Widya et al., 2016)&quot;, &quot;previouslyFormattedCitation&quot;: &quot;(Widya et al., 2016)&quot;}, &quot;properties&quot;: {&quot;noteIndex&quot;: 0}, &quot;schema&quot;: &quot;https://github.com/citation-style-language/schema/raw/master/csl-citation.json&quot;} RNDU6tGiNX3wY"/><text:span text:style-name="T1">(Widya et al., 2016)</text:span><text:reference-mark-end text:name="ADDIN CSL_CITATION {&quot;citationItems&quot;: [{&quot;id&quot;: &quot;ITEM-1&quot;, &quot;itemData&quot;: {&quot;DOI&quot;: &quot;10.26594/r.v2i2.547&quot;, &quot;ISSN&quot;: &quot;2503-0477&quot;, &quot;abstract&quot;: &quot;AbstrakDesa adalah unit terkecil pemerintahan yang secara hukum diakui oleh pemerintah Indonesia. Salah satu tugas pemerintahan desa adalah memberikan pelayanan administrasi kepada penduduknya. Akan tetapi, pelayanan ini masih belum sesuai dengan harapan masyarakat karena aparat desa masih menggunakan cara manual untuk mengolah data. Penelitian ini berupaya untuk mencari solusi untuk meningkatkan pelayanan administrasi di Desa Sumbermulyo, khususnya masalah kependudukan. Dari hasil penelitian, Desa Sumbermulyo membutuhkan sistem informasi untuk mempermudah pengolahan data kependukan. Untuk itu sebuah sistem administrasi kependudukan dibuat dengan menggunakan bahasa pemprograman Microsoft Visual Basic.Net 2008 dan sistem manajemen basis data MySQL untuk pengolahan datanya. Perangkat lunak ini mampu menghasilkan aplikasi berbasis grafis dan berjalan di sistem operasi Windows. Oleh karena itu, sistem informasi diharapkan akan mudah untuk diterapkan dan digunakan oleh aparat desa.Kata kunci : Administrasi Desa, Microsoft Visual Basic.Net 2008, Sistem Informasi.\u00a0AbstractA Village as the smallest unit of authority which is legally recognized by Indonesian government obligated to serve its citizens. Unfortunately, public administrasion, especially demographic data, in Desa Sumbermulyo is very poor since its officers remain use manual procedure in daily services. This research found that Desa Sumbermulyo requires improving its services through information sytem implementation. Microsoft Visual Basic.Net 2008 and MySQL software can be utilized to create public administration information sistem. These software are be able to produce an application based on graphical user interface (GUI) and run in Windows operating sistem. Therefore, that information sistem will be simple to implement as well as simple to use.Keywords : Microsoft Visual Basic.Net 2008, MySQL, Information Sistem, Public administration.&quot;, &quot;author&quot;: [{&quot;dropping-particle&quot;: &quot;&quot;, &quot;family&quot;: &quot;Widya&quot;, &quot;given&quot;: &quot;Moh. Anshori Aris&quot;, &quot;non-dropping-particle&quot;: &quot;&quot;, &quot;parse-names&quot;: false, &quot;suffix&quot;: &quot;&quot;}, {&quot;dropping-particle&quot;: &quot;&quot;, &quot;family&quot;: &quot;Agustiawan&quot;, &quot;given&quot;: &quot;Yosi&quot;, &quot;non-dropping-particle&quot;: &quot;&quot;, &quot;parse-names&quot;: false, &quot;suffix&quot;: &quot;&quot;}, {&quot;dropping-particle&quot;: &quot;&quot;, &quot;family&quot;: &quot;Fibrian&quot;, &quot;given&quot;: &quot;Ivan Dwi&quot;, &quot;non-dropping-particle&quot;: &quot;&quot;, &quot;parse-names&quot;: false, &quot;suffix&quot;: &quot;&quot;}, {&quot;dropping-particle&quot;: &quot;&quot;, &quot;family&quot;: &quot;Muttaqin&quot;, &quot;given&quot;: &quot;Zainal&quot;, &quot;non-dropping-particle&quot;: &quot;&quot;, &quot;parse-names&quot;: false, &quot;suffix&quot;: &quot;&quot;}], &quot;container-title&quot;: &quot;Register: Jurnal Ilmiah Teknologi Sistem Informasi&quot;, &quot;id&quot;: &quot;ITEM-1&quot;, &quot;issue&quot;: &quot;2&quot;, &quot;issued&quot;: {&quot;date-parts&quot;: [[&quot;2016&quot;]]}, &quot;page&quot;: &quot;51&quot;, &quot;title&quot;: &quot;Upaya Peningkatan Pelayanan Administrasi Kependudukan Menggunakan Teknologi Informasi: Rancang Bangun Sistem Informasi di Desa Sumbermulyo Kecamatan Jogoroto Kabupaten Jombang&quot;, &quot;type&quot;: &quot;article-journal&quot;, &quot;volume&quot;: &quot;2&quot;}, &quot;uris&quot;: [&quot;http://www.mendeley.com/documents/?uuid=30b9616d-7dd0-471a-8df2-8c51eafed87e&quot;]}], &quot;mendeley&quot;: {&quot;formattedCitation&quot;: &quot;(Widya et al., 2016)&quot;, &quot;plainTextFormattedCitation&quot;: &quot;(Widya et al., 2016)&quot;, &quot;previouslyFormattedCitation&quot;: &quot;(Widya et al., 2016)&quot;}, &quot;properties&quot;: {&quot;noteIndex&quot;: 0}, &quot;schema&quot;: &quot;https://github.com/citation-style-language/schema/raw/master/csl-citation.json&quot;} RNDU6tGiNX3wY"/><text:span text:style-name="T1"> </text:span><text:reference-mark-start text:name="ADDIN CSL_CITATION {&quot;citationItems&quot;: [{&quot;id&quot;: &quot;ITEM-1&quot;, &quot;itemData&quot;: {&quot;DOI&quot;: &quot;10.31227/osf.io/bhj5q&quot;, &quot;abstract&quot;: &quot;Banyak jumlah surat yang diterima dan yang dikirim oleh pengadilan tinggi medan bagian umum dan informasi, sehingga saat ini diperlukan suatu sistem yang dapat membantu kinerja yang berkaitan dengan surat- menyurat, maka penulis tertarik merancang sistem informasi pengagendaan surat. Pengagendaan surat adalah catatan surat masuk dan surat keluar yang diterima maupun yang dikirim dalam dua buku maupun satu buku. Pengagendaan surat biasanya termasuk pekerjaan dari bagian umum, pegawai, sekretaris. Surat adalah sarana komunikasi untuk menyampaikan informasi dari satu kepada pihak yang lainnya. Pembuatan Sistem Informasi Pengagendaan Surat berdasarkan perancangan sistem yang telah disusun yaitu use case diagram, activity dan class diagram. Bahasa yang digunakan adalah bahasa PHP, database MySQL, tempat menjalankan PHP menggunakan Dreamweaver dan menjalankan program menggunakan Xampp Control. Pengadilan Tinggi Medan masih menggunakan sistem yang konvesional. Sehingga sangat diharapkan agar sistem ini dapat berjalan dengan baik serta dapat membantu kinerja pada pengadilan tinggi medan mengenai surat menyurat.&quot;, &quot;author&quot;: [{&quot;dropping-particle&quot;: &quot;&quot;, &quot;family&quot;: &quot;SIHOTANG&quot;, &quot;given&quot;: &quot;HENGKI TAMANDO&quot;, &quot;non-dropping-particle&quot;: &quot;&quot;, &quot;parse-names&quot;: false, &quot;suffix&quot;: &quot;&quot;}], &quot;id&quot;: &quot;ITEM-1&quot;, &quot;issue&quot;: &quot;1&quot;, &quot;issued&quot;: {&quot;date-parts&quot;: [[&quot;2019&quot;]]}, &quot;page&quot;: &quot;6-9&quot;, &quot;title&quot;: &quot;Sistem Informasi Pengagendaan Surat Berbasis Web Pada Pengadilan Tinggi Medan&quot;, &quot;type&quot;: &quot;article-journal&quot;, &quot;volume&quot;: &quot;3&quot;}, &quot;uris&quot;: [&quot;http://www.mendeley.com/documents/?uuid=00cfeb53-bd1b-41e9-b1db-1c13292f93c1&quot;]}], &quot;mendeley&quot;: {&quot;formattedCitation&quot;: &quot;(SIHOTANG, 2019)&quot;, &quot;plainTextFormattedCitation&quot;: &quot;(SIHOTANG, 2019)&quot;, &quot;previouslyFormattedCitation&quot;: &quot;(SIHOTANG, 2019)&quot;}, &quot;properties&quot;: {&quot;noteIndex&quot;: 0}, &quot;schema&quot;: &quot;https://github.com/citation-style-language/schema/raw/master/csl-citation.json&quot;} RNDqoMp63hKpy"/><text:span text:style-name="T1">(SIHOTANG, 2019)</text:span><text:reference-mark-end text:name="ADDIN CSL_CITATION {&quot;citationItems&quot;: [{&quot;id&quot;: &quot;ITEM-1&quot;, &quot;itemData&quot;: {&quot;DOI&quot;: &quot;10.31227/osf.io/bhj5q&quot;, &quot;abstract&quot;: &quot;Banyak jumlah surat yang diterima dan yang dikirim oleh pengadilan tinggi medan bagian umum dan informasi, sehingga saat ini diperlukan suatu sistem yang dapat membantu kinerja yang berkaitan dengan surat- menyurat, maka penulis tertarik merancang sistem informasi pengagendaan surat. Pengagendaan surat adalah catatan surat masuk dan surat keluar yang diterima maupun yang dikirim dalam dua buku maupun satu buku. Pengagendaan surat biasanya termasuk pekerjaan dari bagian umum, pegawai, sekretaris. Surat adalah sarana komunikasi untuk menyampaikan informasi dari satu kepada pihak yang lainnya. Pembuatan Sistem Informasi Pengagendaan Surat berdasarkan perancangan sistem yang telah disusun yaitu use case diagram, activity dan class diagram. Bahasa yang digunakan adalah bahasa PHP, database MySQL, tempat menjalankan PHP menggunakan Dreamweaver dan menjalankan program menggunakan Xampp Control. Pengadilan Tinggi Medan masih menggunakan sistem yang konvesional. Sehingga sangat diharapkan agar sistem ini dapat berjalan dengan baik serta dapat membantu kinerja pada pengadilan tinggi medan mengenai surat menyurat.&quot;, &quot;author&quot;: [{&quot;dropping-particle&quot;: &quot;&quot;, &quot;family&quot;: &quot;SIHOTANG&quot;, &quot;given&quot;: &quot;HENGKI TAMANDO&quot;, &quot;non-dropping-particle&quot;: &quot;&quot;, &quot;parse-names&quot;: false, &quot;suffix&quot;: &quot;&quot;}], &quot;id&quot;: &quot;ITEM-1&quot;, &quot;issue&quot;: &quot;1&quot;, &quot;issued&quot;: {&quot;date-parts&quot;: [[&quot;2019&quot;]]}, &quot;page&quot;: &quot;6-9&quot;, &quot;title&quot;: &quot;Sistem Informasi Pengagendaan Surat Berbasis Web Pada Pengadilan Tinggi Medan&quot;, &quot;type&quot;: &quot;article-journal&quot;, &quot;volume&quot;: &quot;3&quot;}, &quot;uris&quot;: [&quot;http://www.mendeley.com/documents/?uuid=00cfeb53-bd1b-41e9-b1db-1c13292f93c1&quot;]}], &quot;mendeley&quot;: {&quot;formattedCitation&quot;: &quot;(SIHOTANG, 2019)&quot;, &quot;plainTextFormattedCitation&quot;: &quot;(SIHOTANG, 2019)&quot;, &quot;previouslyFormattedCitation&quot;: &quot;(SIHOTANG, 2019)&quot;}, &quot;properties&quot;: {&quot;noteIndex&quot;: 0}, &quot;schema&quot;: &quot;https://github.com/citation-style-language/schema/raw/master/csl-citation.json&quot;} RNDqoMp63hKpy"/><text:span text:style-name="T1"> </text:span><text:reference-mark-start text:name="ADDIN CSL_CITATION {&quot;citationItems&quot;: [{&quot;id&quot;: &quot;ITEM-1&quot;, &quot;itemData&quot;: {&quot;author&quot;: [{&quot;dropping-particle&quot;: &quot;&quot;, &quot;family&quot;: &quot;Yasir&quot;, &quot;given&quot;: &quot;Amru&quot;, &quot;non-dropping-particle&quot;: &quot;&quot;, &quot;parse-names&quot;: false, &quot;suffix&quot;: &quot;&quot;}, {&quot;dropping-particle&quot;: &quot;&quot;, &quot;family&quot;: &quot;Dharmawangsa&quot;, &quot;given&quot;: &quot;Universitas&quot;, &quot;non-dropping-particle&quot;: &quot;&quot;, &quot;parse-names&quot;: false, &quot;suffix&quot;: &quot;&quot;}], &quot;id&quot;: &quot;ITEM-1&quot;, &quot;issue&quot;: &quot;2&quot;, &quot;issued&quot;: {&quot;date-parts&quot;: [[&quot;2020&quot;]]}, &quot;title&quot;: &quot;Djtechno : Journal of Information Technology Research Djtechno : Journal of Information Technology Research&quot;, &quot;type&quot;: &quot;article-journal&quot;, &quot;volume&quot;: &quot;1&quot;}, &quot;uris&quot;: [&quot;http://www.mendeley.com/documents/?uuid=5a5e7f20-29f0-4911-81eb-0102875ab5aa&quot;]}], &quot;mendeley&quot;: {&quot;formattedCitation&quot;: &quot;(Yasir &amp; Dharmawangsa, 2020)&quot;, &quot;plainTextFormattedCitation&quot;: &quot;(Yasir &amp; Dharmawangsa, 2020)&quot;, &quot;previouslyFormattedCitation&quot;: &quot;(Yasir &amp; Dharmawangsa, 2020)&quot;}, &quot;properties&quot;: {&quot;noteIndex&quot;: 0}, &quot;schema&quot;: &quot;https://github.com/citation-style-language/schema/raw/master/csl-citation.json&quot;} RNDpUUu31XEyE"/><text:span text:style-name="T1">(Yasir &amp; Dharmawangsa, 2020)</text:span><text:reference-mark-end text:name="ADDIN CSL_CITATION {&quot;citationItems&quot;: [{&quot;id&quot;: &quot;ITEM-1&quot;, &quot;itemData&quot;: {&quot;author&quot;: [{&quot;dropping-particle&quot;: &quot;&quot;, &quot;family&quot;: &quot;Yasir&quot;, &quot;given&quot;: &quot;Amru&quot;, &quot;non-dropping-particle&quot;: &quot;&quot;, &quot;parse-names&quot;: false, &quot;suffix&quot;: &quot;&quot;}, {&quot;dropping-particle&quot;: &quot;&quot;, &quot;family&quot;: &quot;Dharmawangsa&quot;, &quot;given&quot;: &quot;Universitas&quot;, &quot;non-dropping-particle&quot;: &quot;&quot;, &quot;parse-names&quot;: false, &quot;suffix&quot;: &quot;&quot;}], &quot;id&quot;: &quot;ITEM-1&quot;, &quot;issue&quot;: &quot;2&quot;, &quot;issued&quot;: {&quot;date-parts&quot;: [[&quot;2020&quot;]]}, &quot;title&quot;: &quot;Djtechno : Journal of Information Technology Research Djtechno : Journal of Information Technology Research&quot;, &quot;type&quot;: &quot;article-journal&quot;, &quot;volume&quot;: &quot;1&quot;}, &quot;uris&quot;: [&quot;http://www.mendeley.com/documents/?uuid=5a5e7f20-29f0-4911-81eb-0102875ab5aa&quot;]}], &quot;mendeley&quot;: {&quot;formattedCitation&quot;: &quot;(Yasir &amp; Dharmawangsa, 2020)&quot;, &quot;plainTextFormattedCitation&quot;: &quot;(Yasir &amp; Dharmawangsa, 2020)&quot;, &quot;previouslyFormattedCitation&quot;: &quot;(Yasir &amp; Dharmawangsa, 2020)&quot;}, &quot;properties&quot;: {&quot;noteIndex&quot;: 0}, &quot;schema&quot;: &quot;https://github.com/citation-style-language/schema/raw/master/csl-citation.json&quot;} RNDpUUu31XEyE"/><text:span text:style-name="T1">⁠</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uaTmYt5fFs"/><text:span text:style-name="T1">(</text:span><text:span text:style-name="T2">SI1512490417 - Widuri</text:span><text:span text:style-name="T1">, n.d.)</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uaTmYt5fFs"/><text:span text:style-name="T1">⁠</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fSbWKQtbqh"/><text:span text:style-name="T1">(</text:span><text:span text:style-name="T2">SI1512490417 - Widuri</text:span><text:span text:style-name="T1">, n.d.)</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fSbWKQtbqh"/><text:span text:style-name="T1">⁠</text:span><text:reference-mark-start text:name="ADDIN CSL_CITATION {&quot;citationItems&quot;: [{&quot;id&quot;: &quot;ITEM-1&quot;, &quot;itemData&quot;: {&quot;author&quot;: [{&quot;dropping-particle&quot;: &quot;&quot;, &quot;family&quot;: &quot;Luciana&quot;, &quot;given&quot;: &quot;Putri&quot;, &quot;non-dropping-particle&quot;: &quot;&quot;, &quot;parse-names&quot;: false, &quot;suffix&quot;: &quot;&quot;}], &quot;container-title&quot;: &quot;Jurnal Manajemen informatika &amp; Sistem Informasi&quot;, &quot;id&quot;: &quot;ITEM-1&quot;, &quot;issued&quot;: {&quot;date-parts&quot;: [[&quot;2019&quot;]]}, &quot;title&quot;: &quot;No 1, Januari 2019 ISSN : 2614-3739 yang berjudul Sistem Informasi Administrasi Kependudukan Kelurahan Rembige Berbasis Web.&quot;, &quot;type&quot;: &quot;article-journal&quot;, &quot;volume&quot;: &quot;2&quot;}, &quot;uris&quot;: [&quot;http://www.mendeley.com/documents/?uuid=364897de-00ca-4a50-acc1-54f4686daa0f&quot;]}, {&quot;id&quot;: &quot;ITEM-2&quot;, &quot;itemData&quot;: {&quot;abstract&quot;: &quot;PENGANTAR SISTEM INFORMASI&quot;, &quot;author&quot;: [{&quot;dropping-particle&quot;: &quot;&quot;, &quot;family&quot;: &quot;Irviani&quot;, &quot;given&quot;: &quot;Anggaraeni&quot;, &quot;non-dropping-particle&quot;: &quot;&quot;, &quot;parse-names&quot;: false, &quot;suffix&quot;: &quot;&quot;}], &quot;edition&quot;: &quot;1&quot;, &quot;id&quot;: &quot;ITEM-2&quot;, &quot;issued&quot;: {&quot;date-parts&quot;: [[&quot;2017&quot;]]}, &quot;publisher&quot;: &quot;Andi Offset&quot;, &quot;publisher-place&quot;: &quot;Yogyakarta&quot;, &quot;title&quot;: &quot;No Title&quot;, &quot;type&quot;: &quot;book&quot;}, &quot;uris&quot;: [&quot;http://www.mendeley.com/documents/?uuid=4a4687fc-1e91-4f98-b45d-be7bb4f3bb7b&quot;]}, {&quot;id&quot;: &quot;ITEM-3&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3&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 Irviani, 2017; Luciana, 2019)&quot;, &quot;plainTextFormattedCitation&quot;: &quot;(Anggraeni, 2017; Irviani, 2017; Luciana, 2019)&quot;, &quot;previouslyFormattedCitation&quot;: &quot;(Anggraeni, 2017; Irviani, 2017; Luciana, 2019)&quot;}, &quot;properties&quot;: {&quot;noteIndex&quot;: 0}, &quot;schema&quot;: &quot;https://github.com/citation-style-language/schema/raw/master/csl-citation.json&quot;} RNDYvAP5mBJlj"/><text:span text:style-name="T1">(Anggraeni, 2017; Irviani, 2017; Luciana, 2019)</text:span><text:reference-mark-end text:name="ADDIN CSL_CITATION {&quot;citationItems&quot;: [{&quot;id&quot;: &quot;ITEM-1&quot;, &quot;itemData&quot;: {&quot;author&quot;: [{&quot;dropping-particle&quot;: &quot;&quot;, &quot;family&quot;: &quot;Luciana&quot;, &quot;given&quot;: &quot;Putri&quot;, &quot;non-dropping-particle&quot;: &quot;&quot;, &quot;parse-names&quot;: false, &quot;suffix&quot;: &quot;&quot;}], &quot;container-title&quot;: &quot;Jurnal Manajemen informatika &amp; Sistem Informasi&quot;, &quot;id&quot;: &quot;ITEM-1&quot;, &quot;issued&quot;: {&quot;date-parts&quot;: [[&quot;2019&quot;]]}, &quot;title&quot;: &quot;No 1, Januari 2019 ISSN : 2614-3739 yang berjudul Sistem Informasi Administrasi Kependudukan Kelurahan Rembige Berbasis Web.&quot;, &quot;type&quot;: &quot;article-journal&quot;, &quot;volume&quot;: &quot;2&quot;}, &quot;uris&quot;: [&quot;http://www.mendeley.com/documents/?uuid=364897de-00ca-4a50-acc1-54f4686daa0f&quot;]}, {&quot;id&quot;: &quot;ITEM-2&quot;, &quot;itemData&quot;: {&quot;abstract&quot;: &quot;PENGANTAR SISTEM INFORMASI&quot;, &quot;author&quot;: [{&quot;dropping-particle&quot;: &quot;&quot;, &quot;family&quot;: &quot;Irviani&quot;, &quot;given&quot;: &quot;Anggaraeni&quot;, &quot;non-dropping-particle&quot;: &quot;&quot;, &quot;parse-names&quot;: false, &quot;suffix&quot;: &quot;&quot;}], &quot;edition&quot;: &quot;1&quot;, &quot;id&quot;: &quot;ITEM-2&quot;, &quot;issued&quot;: {&quot;date-parts&quot;: [[&quot;2017&quot;]]}, &quot;publisher&quot;: &quot;Andi Offset&quot;, &quot;publisher-place&quot;: &quot;Yogyakarta&quot;, &quot;title&quot;: &quot;No Title&quot;, &quot;type&quot;: &quot;book&quot;}, &quot;uris&quot;: [&quot;http://www.mendeley.com/documents/?uuid=4a4687fc-1e91-4f98-b45d-be7bb4f3bb7b&quot;]}, {&quot;id&quot;: &quot;ITEM-3&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3&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 Irviani, 2017; Luciana, 2019)&quot;, &quot;plainTextFormattedCitation&quot;: &quot;(Anggraeni, 2017; Irviani, 2017; Luciana, 2019)&quot;, &quot;previouslyFormattedCitation&quot;: &quot;(Anggraeni, 2017; Irviani, 2017; Luciana, 2019)&quot;}, &quot;properties&quot;: {&quot;noteIndex&quot;: 0}, &quot;schema&quot;: &quot;https://github.com/citation-style-language/schema/raw/master/csl-citation.json&quot;} RNDYvAP5mBJlj"/><text:span text:style-name="T1"> </text:span><text:reference-mark-start text:name="ADDIN CSL_CITATION {&quot;citationItems&quot;: [{&quot;id&quot;: &quot;ITEM-1&quot;, &quot;itemData&quot;: {&quot;author&quot;: [{&quot;dropping-particle&quot;: &quot;&quot;, &quot;family&quot;: &quot;Orlando&quot;, &quot;given&quot;: &quot;E&quot;, &quot;non-dropping-particle&quot;: &quot;&quot;, &quot;parse-names&quot;: false, &quot;suffix&quot;: &quot;&quot;}], &quot;container-title&quot;: &quot;Ilmiah KOMPUTASI&quot;, &quot;id&quot;: &quot;ITEM-1&quot;, &quot;issued&quot;: {&quot;date-parts&quot;: [[&quot;2017&quot;]]}, &quot;title&quot;: &quot;Aplikasi Pengajuan Cuti Pada Human Resource Management Menggunakan PHP dan MYSQL (Studi Kasus Pada PT. INTILOKA). Jurnal , 16(3), 275\u2013284&quot;, &quot;type&quot;: &quot;article-journal&quot;}, &quot;uris&quot;: [&quot;http://www.mendeley.com/documents/?uuid=88ae058c-c198-4cbe-af4e-99c8371a1ddd&quot;]}], &quot;mendeley&quot;: {&quot;formattedCitation&quot;: &quot;(Orlando, 2017)&quot;, &quot;plainTextFormattedCitation&quot;: &quot;(Orlando, 2017)&quot;, &quot;previouslyFormattedCitation&quot;: &quot;(Orlando, 2017)&quot;}, &quot;properties&quot;: {&quot;noteIndex&quot;: 0}, &quot;schema&quot;: &quot;https://github.com/citation-style-language/schema/raw/master/csl-citation.json&quot;} RNDdHShZBUpLL"/><text:span text:style-name="T1">(Orlando, 2017)</text:span><text:reference-mark-end text:name="ADDIN CSL_CITATION {&quot;citationItems&quot;: [{&quot;id&quot;: &quot;ITEM-1&quot;, &quot;itemData&quot;: {&quot;author&quot;: [{&quot;dropping-particle&quot;: &quot;&quot;, &quot;family&quot;: &quot;Orlando&quot;, &quot;given&quot;: &quot;E&quot;, &quot;non-dropping-particle&quot;: &quot;&quot;, &quot;parse-names&quot;: false, &quot;suffix&quot;: &quot;&quot;}], &quot;container-title&quot;: &quot;Ilmiah KOMPUTASI&quot;, &quot;id&quot;: &quot;ITEM-1&quot;, &quot;issued&quot;: {&quot;date-parts&quot;: [[&quot;2017&quot;]]}, &quot;title&quot;: &quot;Aplikasi Pengajuan Cuti Pada Human Resource Management Menggunakan PHP dan MYSQL (Studi Kasus Pada PT. INTILOKA). Jurnal , 16(3), 275\u2013284&quot;, &quot;type&quot;: &quot;article-journal&quot;}, &quot;uris&quot;: [&quot;http://www.mendeley.com/documents/?uuid=88ae058c-c198-4cbe-af4e-99c8371a1ddd&quot;]}], &quot;mendeley&quot;: {&quot;formattedCitation&quot;: &quot;(Orlando, 2017)&quot;, &quot;plainTextFormattedCitation&quot;: &quot;(Orlando, 2017)&quot;, &quot;previouslyFormattedCitation&quot;: &quot;(Orlando, 2017)&quot;}, &quot;properties&quot;: {&quot;noteIndex&quot;: 0}, &quot;schema&quot;: &quot;https://github.com/citation-style-language/schema/raw/master/csl-citation.json&quot;} RNDdHShZBUpLL"/><text:span text:style-name="T1"> </text:span><text:reference-mark-start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id&quot;: &quot;ITEM-2&quot;, &quot;itemData&quot;: {&quot;author&quot;: [{&quot;dropping-particle&quot;: &quot;&quot;, &quot;family&quot;: &quot;Nugroho&quot;, &quot;given&quot;: &quot;Asmara Indahingati; Novianto Eko&quot;, &quot;non-dropping-particle&quot;: &quot;&quot;, &quot;parse-names&quot;: false, &quot;suffix&quot;: &quot;&quot;}], &quot;id&quot;: &quot;ITEM-2&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id&quot;: &quot;ITEM-3&quot;, &quot;itemData&quot;: {&quot;author&quot;: [{&quot;dropping-particle&quot;: &quot;&quot;, &quot;family&quot;: &quot;Wijoyo&quot;, &quot;given&quot;: &quot;Musnaini Hadio&quot;, &quot;non-dropping-particle&quot;: &quot;&quot;, &quot;parse-names&quot;: false, &quot;suffix&quot;: &quot;&quot;}], &quot;id&quot;: &quot;ITEM-3&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A. I. N. E. Nugroho, 2020; Supriadi, 2020; M. H. Wijoyo, 2021)&quot;, &quot;plainTextFormattedCitation&quot;: &quot;(A. I. N. E. Nugroho, 2020; Supriadi, 2020; M. H. Wijoyo, 2021)&quot;, &quot;previouslyFormattedCitation&quot;: &quot;(A. I. N. E. Nugroho, 2020; Supriadi, 2020; M. H. Wijoyo, 2021)&quot;}, &quot;properties&quot;: {&quot;noteIndex&quot;: 0}, &quot;schema&quot;: &quot;https://github.com/citation-style-language/schema/raw/master/csl-citation.json&quot;} RND5y7Q67qbUT"/><text:span text:style-name="T1">(A. I. N. E. Nugroho, 2020; Supriadi, 2020; M. H. Wijoyo, 2021)</text:span><text:reference-mark-end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id&quot;: &quot;ITEM-2&quot;, &quot;itemData&quot;: {&quot;author&quot;: [{&quot;dropping-particle&quot;: &quot;&quot;, &quot;family&quot;: &quot;Nugroho&quot;, &quot;given&quot;: &quot;Asmara Indahingati; Novianto Eko&quot;, &quot;non-dropping-particle&quot;: &quot;&quot;, &quot;parse-names&quot;: false, &quot;suffix&quot;: &quot;&quot;}], &quot;id&quot;: &quot;ITEM-2&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id&quot;: &quot;ITEM-3&quot;, &quot;itemData&quot;: {&quot;author&quot;: [{&quot;dropping-particle&quot;: &quot;&quot;, &quot;family&quot;: &quot;Wijoyo&quot;, &quot;given&quot;: &quot;Musnaini Hadio&quot;, &quot;non-dropping-particle&quot;: &quot;&quot;, &quot;parse-names&quot;: false, &quot;suffix&quot;: &quot;&quot;}], &quot;id&quot;: &quot;ITEM-3&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A. I. N. E. Nugroho, 2020; Supriadi, 2020; M. H. Wijoyo, 2021)&quot;, &quot;plainTextFormattedCitation&quot;: &quot;(A. I. N. E. Nugroho, 2020; Supriadi, 2020; M. H. Wijoyo, 2021)&quot;, &quot;previouslyFormattedCitation&quot;: &quot;(A. I. N. E. Nugroho, 2020; Supriadi, 2020; M. H. Wijoyo, 2021)&quot;}, &quot;properties&quot;: {&quot;noteIndex&quot;: 0}, &quot;schema&quot;: &quot;https://github.com/citation-style-language/schema/raw/master/csl-citation.json&quot;} RND5y7Q67qbUT"/><text:span text:style-name="T1"> </text:span><text:reference-mark-start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QauAfpNP0q"/><text:span text:style-name="T1">(Sa’ad, 2020)</text:span><text:reference-mark-end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QauAfpNP0q"/><text:span text:style-name="T1"> </text:span><text:reference-mark-start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plainTextFormattedCitation&quot;: &quot;(Suslatik, 2020)&quot;, &quot;previouslyFormattedCitation&quot;: &quot;(Suslatik, 2020)&quot;}, &quot;properties&quot;: {&quot;noteIndex&quot;: 0}, &quot;schema&quot;: &quot;https://github.com/citation-style-language/schema/raw/master/csl-citation.json&quot;} RND8eY6598M53"/><text:span text:style-name="T1">(Suslatik, 2020)</text:span><text:reference-mark-end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plainTextFormattedCitation&quot;: &quot;(Suslatik, 2020)&quot;, &quot;previouslyFormattedCitation&quot;: &quot;(Suslatik, 2020)&quot;}, &quot;properties&quot;: {&quot;noteIndex&quot;: 0}, &quot;schema&quot;: &quot;https://github.com/citation-style-language/schema/raw/master/csl-citation.json&quot;} RND8eY6598M53"/><text:span text:style-name="T1"> </text:span><text:reference-mark-start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pQOFutaUV7"/><text:span text:style-name="T1">(Kusumawati, 2020)</text:span><text:reference-mark-end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pQOFutaUV7"/><text:span text:style-name="T1"> </text:span><text:reference-mark-start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ZObxOV8LgR"/><text:span text:style-name="T1">(Purba, 2020)</text:span><text:reference-mark-end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ZObxOV8LgR"/><text:span text:style-name="T1"> </text:span><text:reference-mark-start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plainTextFormattedCitation&quot;: &quot;(A. Nugroho et al., 2015)&quot;, &quot;previouslyFormattedCitation&quot;: &quot;(A. Nugroho et al., 2015)&quot;}, &quot;properties&quot;: {&quot;noteIndex&quot;: 0}, &quot;schema&quot;: &quot;https://github.com/citation-style-language/schema/raw/master/csl-citation.json&quot;} RNDf6mDyRfHKB"/><text:span text:style-name="T1">(A. Nugroho et al., 2015)</text:span><text:reference-mark-end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plainTextFormattedCitation&quot;: &quot;(A. Nugroho et al., 2015)&quot;, &quot;previouslyFormattedCitation&quot;: &quot;(A. Nugroho et al., 2015)&quot;}, &quot;properties&quot;: {&quot;noteIndex&quot;: 0}, &quot;schema&quot;: &quot;https://github.com/citation-style-language/schema/raw/master/csl-citation.json&quot;} RNDf6mDyRfHKB"/><text:span text:style-name="T1"> </text:span><text:reference-mark-start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ShAXuGqjcD"/><text:span text:style-name="T1">(Muntihana et al., 2017)</text:span><text:reference-mark-end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ShAXuGqjcD"/><text:span text:style-name="T1"> </text:span><text:reference-mark-start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sMn0J3nVuZ"/><text:span text:style-name="T1">(Sukisno &amp; Wuni, 2017)</text:span><text:reference-mark-end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sMn0J3nVuZ"/><text:span text:style-name="T1"> <text:s/></text:span><text:reference-mark-start text:name="ADDIN CSL_CITATION {&quot;citationItems&quot;: [{&quot;id&quot;: &quot;ITEM-1&quot;, &quot;itemData&quot;: {&quot;author&quot;: [{&quot;dropping-particle&quot;: &quot;&quot;, &quot;family&quot;: &quot;Indonesia&quot;, &quot;given&quot;: &quot;Presiden Republik&quot;, &quot;non-dropping-particle&quot;: &quot;&quot;, &quot;parse-names&quot;: false, &quot;suffix&quot;: &quot;&quot;}, {&quot;dropping-particle&quot;: &quot;&quot;, &quot;family&quot;: &quot;Rakyat&quot;, &quot;given&quot;: &quot;Dewan Perwakilan&quot;, &quot;non-dropping-particle&quot;: &quot;&quot;, &quot;parse-names&quot;: false, &quot;suffix&quot;: &quot;&quot;}], &quot;container-title&quot;: &quot;UU Nomor 24 Tahun 2013 Administrasi Kependudukan&quot;, &quot;id&quot;: &quot;ITEM-1&quot;, &quot;issued&quot;: {&quot;date-parts&quot;: [[&quot;2013&quot;]]}, &quot;page&quot;: &quot;43&quot;, &quot;title&quot;: &quot;UU Nomor 24 Tahun 2013 Administrasi Kependudukan&quot;, &quot;type&quot;: &quot;article-journal&quot;}, &quot;uris&quot;: [&quot;http://www.mendeley.com/documents/?uuid=20efaaf8-03bb-4c02-a4a0-a4b52423a983&quot;]}], &quot;mendeley&quot;: {&quot;formattedCitation&quot;: &quot;(Indonesia &amp; Rakyat, 2013)&quot;, &quot;plainTextFormattedCitation&quot;: &quot;(Indonesia &amp; Rakyat, 2013)&quot;, &quot;previouslyFormattedCitation&quot;: &quot;(Indonesia &amp; Rakyat, 2013)&quot;}, &quot;properties&quot;: {&quot;noteIndex&quot;: 0}, &quot;schema&quot;: &quot;https://github.com/citation-style-language/schema/raw/master/csl-citation.json&quot;} RND81ACpSFV2N"/><text:span text:style-name="T1">(Indonesia &amp; Rakyat, 2013)</text:span><text:reference-mark-end text:name="ADDIN CSL_CITATION {&quot;citationItems&quot;: [{&quot;id&quot;: &quot;ITEM-1&quot;, &quot;itemData&quot;: {&quot;author&quot;: [{&quot;dropping-particle&quot;: &quot;&quot;, &quot;family&quot;: &quot;Indonesia&quot;, &quot;given&quot;: &quot;Presiden Republik&quot;, &quot;non-dropping-particle&quot;: &quot;&quot;, &quot;parse-names&quot;: false, &quot;suffix&quot;: &quot;&quot;}, {&quot;dropping-particle&quot;: &quot;&quot;, &quot;family&quot;: &quot;Rakyat&quot;, &quot;given&quot;: &quot;Dewan Perwakilan&quot;, &quot;non-dropping-particle&quot;: &quot;&quot;, &quot;parse-names&quot;: false, &quot;suffix&quot;: &quot;&quot;}], &quot;container-title&quot;: &quot;UU Nomor 24 Tahun 2013 Administrasi Kependudukan&quot;, &quot;id&quot;: &quot;ITEM-1&quot;, &quot;issued&quot;: {&quot;date-parts&quot;: [[&quot;2013&quot;]]}, &quot;page&quot;: &quot;43&quot;, &quot;title&quot;: &quot;UU Nomor 24 Tahun 2013 Administrasi Kependudukan&quot;, &quot;type&quot;: &quot;article-journal&quot;}, &quot;uris&quot;: [&quot;http://www.mendeley.com/documents/?uuid=20efaaf8-03bb-4c02-a4a0-a4b52423a983&quot;]}], &quot;mendeley&quot;: {&quot;formattedCitation&quot;: &quot;(Indonesia &amp; Rakyat, 2013)&quot;, &quot;plainTextFormattedCitation&quot;: &quot;(Indonesia &amp; Rakyat, 2013)&quot;, &quot;previouslyFormattedCitation&quot;: &quot;(Indonesia &amp; Rakyat, 2013)&quot;}, &quot;properties&quot;: {&quot;noteIndex&quot;: 0}, &quot;schema&quot;: &quot;https://github.com/citation-style-language/schema/raw/master/csl-citation.json&quot;} RND81ACpSFV2N"/><text:span text:style-name="T1"> </text:span><text:reference-mark-start text:name="ADDIN CSL_CITATION {&quot;citationItems&quot;: [{&quot;id&quot;: &quot;ITEM-1&quot;, &quot;itemData&quot;: {&quot;abstract&quot;: &quot;Desa Sawahan is a village that need information systems population administration that can perform data processing related to the process of providing information about the Desa Sawahan, demographic information, registration of population data, family data, date of birth, mortality data, the data transfer, printing a cover letter citizens, reports Budgets and other demographic reports. Data processing which is currently running at this time still recorded onto books demographic data. In the services and information to the public is still done manually, all data are recorded into a book. For the manufacture of identity cards, family cards, birth certificates, death certificates and mutation residents should look for the data in advance in the books of the parent population., While to know the information society should take the time to come to the office. Constraints faced by the process is time-consuming activity and the risk of errors in recording data. This can be overcome by establishing a new, more effective system. Rural Information System Population Administration Desa Sawahan Based Websites built using descriptive case study Desa Sawahan. Engineering analysis of weaknesses in the system using PIECES analysis (Performance, Information, Economy, cotrol, Efficiency and Service). For system development techniques using the waterfall method, whereas to describe the flow of data using DFD (Data Flow Diagram). Software used to build this system is PHP (Hyertext Preprocessor) and XAMPP as a connection to the MySQL database. Keywords:&quot;, &quot;author&quot;: [{&quot;dropping-particle&quot;: &quot;&quot;, &quot;family&quot;: &quot;Paryanta&quot;, &quot;given&quot;: &quot;&quot;, &quot;non-dropping-particle&quot;: &quot;&quot;, &quot;parse-names&quot;: false, &quot;suffix&quot;: &quot;&quot;}, {&quot;dropping-particle&quot;: &quot;&quot;, &quot;family&quot;: &quot;Sutariyani&quot;, &quot;given&quot;: &quot;&quot;, &quot;non-dropping-particle&quot;: &quot;&quot;, &quot;parse-names&quot;: false, &quot;suffix&quot;: &quot;&quot;}, {&quot;dropping-particle&quot;: &quot;&quot;, &quot;family&quot;: &quot;Susilowati&quot;, &quot;given&quot;: &quot;Desi&quot;, &quot;non-dropping-particle&quot;: &quot;&quot;, &quot;parse-names&quot;: false, &quot;suffix&quot;: &quot;&quot;}], &quot;container-title&quot;: &quot;IJSE \u2013 Indonesian Journal on Software Engineering Sistem&quot;, &quot;id&quot;: &quot;ITEM-1&quot;, &quot;issue&quot;: &quot;2&quot;, &quot;issued&quot;: {&quot;date-parts&quot;: [[&quot;2017&quot;]]}, &quot;page&quot;: &quot;77-81&quot;, &quot;title&quot;: &quot;Sistem informasi administrasi kependudukan berbasis web desa Sawahan&quot;, &quot;type&quot;: &quot;article-journal&quot;, &quot;volume&quot;: &quot;3&quot;}, &quot;uris&quot;: [&quot;http://www.mendeley.com/documents/?uuid=e4573cd8-a8c2-4286-a376-f058f1cb046b&quot;]}], &quot;mendeley&quot;: {&quot;formattedCitation&quot;: &quot;(Paryanta et al., 2017)&quot;, &quot;plainTextFormattedCitation&quot;: &quot;(Paryanta et al., 2017)&quot;, &quot;previouslyFormattedCitation&quot;: &quot;(Paryanta et al., 2017)&quot;}, &quot;properties&quot;: {&quot;noteIndex&quot;: 0}, &quot;schema&quot;: &quot;https://github.com/citation-style-language/schema/raw/master/csl-citation.json&quot;} RNDeOW00GROtF"/><text:span text:style-name="T1">(Paryanta et al., 2017)</text:span><text:reference-mark-end text:name="ADDIN CSL_CITATION {&quot;citationItems&quot;: [{&quot;id&quot;: &quot;ITEM-1&quot;, &quot;itemData&quot;: {&quot;abstract&quot;: &quot;Desa Sawahan is a village that need information systems population administration that can perform data processing related to the process of providing information about the Desa Sawahan, demographic information, registration of population data, family data, date of birth, mortality data, the data transfer, printing a cover letter citizens, reports Budgets and other demographic reports. Data processing which is currently running at this time still recorded onto books demographic data. In the services and information to the public is still done manually, all data are recorded into a book. For the manufacture of identity cards, family cards, birth certificates, death certificates and mutation residents should look for the data in advance in the books of the parent population., While to know the information society should take the time to come to the office. Constraints faced by the process is time-consuming activity and the risk of errors in recording data. This can be overcome by establishing a new, more effective system. Rural Information System Population Administration Desa Sawahan Based Websites built using descriptive case study Desa Sawahan. Engineering analysis of weaknesses in the system using PIECES analysis (Performance, Information, Economy, cotrol, Efficiency and Service). For system development techniques using the waterfall method, whereas to describe the flow of data using DFD (Data Flow Diagram). Software used to build this system is PHP (Hyertext Preprocessor) and XAMPP as a connection to the MySQL database. Keywords:&quot;, &quot;author&quot;: [{&quot;dropping-particle&quot;: &quot;&quot;, &quot;family&quot;: &quot;Paryanta&quot;, &quot;given&quot;: &quot;&quot;, &quot;non-dropping-particle&quot;: &quot;&quot;, &quot;parse-names&quot;: false, &quot;suffix&quot;: &quot;&quot;}, {&quot;dropping-particle&quot;: &quot;&quot;, &quot;family&quot;: &quot;Sutariyani&quot;, &quot;given&quot;: &quot;&quot;, &quot;non-dropping-particle&quot;: &quot;&quot;, &quot;parse-names&quot;: false, &quot;suffix&quot;: &quot;&quot;}, {&quot;dropping-particle&quot;: &quot;&quot;, &quot;family&quot;: &quot;Susilowati&quot;, &quot;given&quot;: &quot;Desi&quot;, &quot;non-dropping-particle&quot;: &quot;&quot;, &quot;parse-names&quot;: false, &quot;suffix&quot;: &quot;&quot;}], &quot;container-title&quot;: &quot;IJSE \u2013 Indonesian Journal on Software Engineering Sistem&quot;, &quot;id&quot;: &quot;ITEM-1&quot;, &quot;issue&quot;: &quot;2&quot;, &quot;issued&quot;: {&quot;date-parts&quot;: [[&quot;2017&quot;]]}, &quot;page&quot;: &quot;77-81&quot;, &quot;title&quot;: &quot;Sistem informasi administrasi kependudukan berbasis web desa Sawahan&quot;, &quot;type&quot;: &quot;article-journal&quot;, &quot;volume&quot;: &quot;3&quot;}, &quot;uris&quot;: [&quot;http://www.mendeley.com/documents/?uuid=e4573cd8-a8c2-4286-a376-f058f1cb046b&quot;]}], &quot;mendeley&quot;: {&quot;formattedCitation&quot;: &quot;(Paryanta et al., 2017)&quot;, &quot;plainTextFormattedCitation&quot;: &quot;(Paryanta et al., 2017)&quot;, &quot;previouslyFormattedCitation&quot;: &quot;(Paryanta et al., 2017)&quot;}, &quot;properties&quot;: {&quot;noteIndex&quot;: 0}, &quot;schema&quot;: &quot;https://github.com/citation-style-language/schema/raw/master/csl-citation.json&quot;} RNDeOW00GROtF"/><text:span text:style-name="T1"> </text:span><text:reference-mark-start text:name="ADDIN CSL_CITATION {&quot;citationItems&quot;: [{&quot;id&quot;: &quot;ITEM-1&quot;, &quot;itemData&quot;: {&quot;author&quot;: [{&quot;dropping-particle&quot;: &quot;&quot;, &quot;family&quot;: &quot;Luciana&quot;, &quot;given&quot;: &quot;Putri&quot;, &quot;non-dropping-particle&quot;: &quot;&quot;, &quot;parse-names&quot;: false, &quot;suffix&quot;: &quot;&quot;}], &quot;container-title&quot;: &quot;Jurnal Manajemen informatika &amp; Sistem Informasi&quot;, &quot;id&quot;: &quot;ITEM-1&quot;, &quot;issued&quot;: {&quot;date-parts&quot;: [[&quot;2019&quot;]]}, &quot;title&quot;: &quot;No 1, Januari 2019 ISSN : 2614-3739 yang berjudul Sistem Informasi Administrasi Kependudukan Kelurahan Rembige Berbasis Web.&quot;, &quot;type&quot;: &quot;article-journal&quot;, &quot;volume&quot;: &quot;2&quot;}, &quot;uris&quot;: [&quot;http://www.mendeley.com/documents/?uuid=364897de-00ca-4a50-acc1-54f4686daa0f&quot;]}], &quot;mendeley&quot;: {&quot;formattedCitation&quot;: &quot;(Luciana, 2019)&quot;, &quot;plainTextFormattedCitation&quot;: &quot;(Luciana, 2019)&quot;, &quot;previouslyFormattedCitation&quot;: &quot;(Luciana, 2019)&quot;}, &quot;properties&quot;: {&quot;noteIndex&quot;: 0}, &quot;schema&quot;: &quot;https://github.com/citation-style-language/schema/raw/master/csl-citation.json&quot;} RND3avjZEQPw4"/><text:span text:style-name="T1">(Luciana, 2019)</text:span><text:reference-mark-end text:name="ADDIN CSL_CITATION {&quot;citationItems&quot;: [{&quot;id&quot;: &quot;ITEM-1&quot;, &quot;itemData&quot;: {&quot;author&quot;: [{&quot;dropping-particle&quot;: &quot;&quot;, &quot;family&quot;: &quot;Luciana&quot;, &quot;given&quot;: &quot;Putri&quot;, &quot;non-dropping-particle&quot;: &quot;&quot;, &quot;parse-names&quot;: false, &quot;suffix&quot;: &quot;&quot;}], &quot;container-title&quot;: &quot;Jurnal Manajemen informatika &amp; Sistem Informasi&quot;, &quot;id&quot;: &quot;ITEM-1&quot;, &quot;issued&quot;: {&quot;date-parts&quot;: [[&quot;2019&quot;]]}, &quot;title&quot;: &quot;No 1, Januari 2019 ISSN : 2614-3739 yang berjudul Sistem Informasi Administrasi Kependudukan Kelurahan Rembige Berbasis Web.&quot;, &quot;type&quot;: &quot;article-journal&quot;, &quot;volume&quot;: &quot;2&quot;}, &quot;uris&quot;: [&quot;http://www.mendeley.com/documents/?uuid=364897de-00ca-4a50-acc1-54f4686daa0f&quot;]}], &quot;mendeley&quot;: {&quot;formattedCitation&quot;: &quot;(Luciana, 2019)&quot;, &quot;plainTextFormattedCitation&quot;: &quot;(Luciana, 2019)&quot;, &quot;previouslyFormattedCitation&quot;: &quot;(Luciana, 2019)&quot;}, &quot;properties&quot;: {&quot;noteIndex&quot;: 0}, &quot;schema&quot;: &quot;https://github.com/citation-style-language/schema/raw/master/csl-citation.json&quot;} RND3avjZEQPw4"/><text:span text:style-name="T1"> </text:span><text:reference-mark-start text:name="ADDIN CSL_CITATION {&quot;citationItems&quot;: [{&quot;id&quot;: &quot;ITEM-1&quot;, &quot;itemData&quot;: {&quot;abstract&quot;: &quot;diktat&quot;, &quot;author&quot;: [{&quot;dropping-particle&quot;: &quot;&quot;, &quot;family&quot;: &quot;Fauzi&quot;, &quot;given&quot;: &quot;Yulia dan&quot;, &quot;non-dropping-particle&quot;: &quot;&quot;, &quot;parse-names&quot;: false, &quot;suffix&quot;: &quot;&quot;}], &quot;id&quot;: &quot;ITEM-1&quot;, &quot;issued&quot;: {&quot;date-parts&quot;: [[&quot;2018&quot;]]}, &quot;title&quot;: &quot;Sistem Informasi Manajemen. Diktat sistem Informasi Manajemen Univrsitas Putera Batam&quot;, &quot;type&quot;: &quot;article-journal&quot;}, &quot;uris&quot;: [&quot;http://www.mendeley.com/documents/?uuid=92814326-79d6-4818-aad6-2906c3c59d29&quot;]}], &quot;mendeley&quot;: {&quot;formattedCitation&quot;: &quot;(Fauzi, 2018)&quot;, &quot;plainTextFormattedCitation&quot;: &quot;(Fauzi, 2018)&quot;, &quot;previouslyFormattedCitation&quot;: &quot;(Fauzi, 2018)&quot;}, &quot;properties&quot;: {&quot;noteIndex&quot;: 0}, &quot;schema&quot;: &quot;https://github.com/citation-style-language/schema/raw/master/csl-citation.json&quot;} RNDAVIWR7ihJG"/><text:span text:style-name="T1">(Fauzi, 2018)</text:span><text:reference-mark-end text:name="ADDIN CSL_CITATION {&quot;citationItems&quot;: [{&quot;id&quot;: &quot;ITEM-1&quot;, &quot;itemData&quot;: {&quot;abstract&quot;: &quot;diktat&quot;, &quot;author&quot;: [{&quot;dropping-particle&quot;: &quot;&quot;, &quot;family&quot;: &quot;Fauzi&quot;, &quot;given&quot;: &quot;Yulia dan&quot;, &quot;non-dropping-particle&quot;: &quot;&quot;, &quot;parse-names&quot;: false, &quot;suffix&quot;: &quot;&quot;}], &quot;id&quot;: &quot;ITEM-1&quot;, &quot;issued&quot;: {&quot;date-parts&quot;: [[&quot;2018&quot;]]}, &quot;title&quot;: &quot;Sistem Informasi Manajemen. Diktat sistem Informasi Manajemen Univrsitas Putera Batam&quot;, &quot;type&quot;: &quot;article-journal&quot;}, &quot;uris&quot;: [&quot;http://www.mendeley.com/documents/?uuid=92814326-79d6-4818-aad6-2906c3c59d29&quot;]}], &quot;mendeley&quot;: {&quot;formattedCitation&quot;: &quot;(Fauzi, 2018)&quot;, &quot;plainTextFormattedCitation&quot;: &quot;(Fauzi, 2018)&quot;, &quot;previouslyFormattedCitation&quot;: &quot;(Fauzi, 2018)&quot;}, &quot;properties&quot;: {&quot;noteIndex&quot;: 0}, &quot;schema&quot;: &quot;https://github.com/citation-style-language/schema/raw/master/csl-citation.json&quot;} RNDAVIWR7ihJG"/></text:p>
      <text:p text:style-name="P2"><text:reference-mark-start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manualFormatting&quot;: &quot;(Rahman Tanjung, 2021)&quot;, &quot;plainTextFormattedCitation&quot;: &quot;(Mardia Mardia, Rahman Tanjung, Abdul Karim, Marthinus Ismail, Elmor Benedict Wagiu, Eko Sudarmanto, Supitriyani Supitriyani, Jay Idoan Sihotang, Sri Martina, Elfina Okto Posmaida Damanik, Bonaraja Purba, 2021)&quot;, &quot;previously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f6LmfXgh74"/><text:span text:style-name="T1">(Rahman Tanjung, 2021)</text:span><text:reference-mark-end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manualFormatting&quot;: &quot;(Rahman Tanjung, 2021)&quot;, &quot;plainTextFormattedCitation&quot;: &quot;(Mardia Mardia, Rahman Tanjung, Abdul Karim, Marthinus Ismail, Elmor Benedict Wagiu, Eko Sudarmanto, Supitriyani Supitriyani, Jay Idoan Sihotang, Sri Martina, Elfina Okto Posmaida Damanik, Bonaraja Purba, 2021)&quot;, &quot;previously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f6LmfXgh74"/><text:span text:style-name="T1">⁠</text:span><text:bookmark text:name="MendeleyTempCursorBookmark2"/><text:bookmark text:name="MendeleyTempCursorBookmark1"/><text:span text:style-name="T1"> <text:s text:c="7"/></text:span><text:bookmark text:name="MendeleyTempCursorBookmark3"/><text:span text:style-name="T1"><text:s/></text:span><text:reference-mark-start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plainTextFormattedCitation&quot;: &quot;(Moh.Muttaqin, 2016)&quot;}, &quot;properties&quot;: {&quot;noteIndex&quot;: 0}, &quot;schema&quot;: &quot;https://github.com/citation-style-language/schema/raw/master/csl-citation.json&quot;} RNDTcjqrpA6M2"/><text:span text:style-name="T1">(Moh.Muttaqin, 2016)</text:span><text:reference-mark-end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plainTextFormattedCitation&quot;: &quot;(Moh.Muttaqin, 2016)&quot;}, &quot;properties&quot;: {&quot;noteIndex&quot;: 0}, &quot;schema&quot;: &quot;https://github.com/citation-style-language/schema/raw/master/csl-citation.json&quot;} RNDTcjqrpA6M2"/><text:span text:style-name="T1">⁠</text:span></text:p>
      <text:section text:style-name="Sect1" text:name="ADDIN Mendeley Bibliography CSL_BIBLIOGRAPHY  RNDPmcvs8Obk4">
        <text:p text:style-name="P8">Amalia, E., &amp; Supriatna, Y. (2017). Perancangan Sistem Informasi Administrasi Kependudukan Sebagai Pengembangan Egovernment. <text:span text:style-name="T3">Prosiding Seminar Ilmu Komputer Dan Teknologi Informasi</text:span>, <text:span text:style-name="T3">2</text:span>(1), 81–85.</text:p>
        <text:p text:style-name="P8">Anggraeni, E. Y. (2017). <text:span text:style-name="T3">Pengantar Sistem Informasi</text:span>. Andi publisher.</text:p>
        <text:p text:style-name="P8">Ayu, F., &amp; Permatasari, N. (2018). Perancangan Sistem Informasi Pengolahan Data Praktek Kerja Lapangan (Pkl) Pada Devisi Humas Pt. Pegadaian. <text:span text:style-name="T3">Intra-Tech</text:span>, <text:span text:style-name="T3">2</text:span>(2), 12–26.</text:p>
        <text:p text:style-name="P8">Fauzi, Y. dan. (2018). <text:span text:style-name="T3">Sistem Informasi Manajemen. Diktat sistem Informasi Manajemen Univrsitas Putera Batam</text:span>.</text:p>
        <text:p text:style-name="P8">Hendini, A. (2016). Pemodelan Uml Sistem Informasi Monitoring Penjualan Dan Stok Barang. <text:span text:style-name="T3">Jurnal Khatulistiwa Informatika</text:span>, <text:span text:style-name="T3">2</text:span>(9), 107–116. https://doi.org/10.1017/CBO9781107415324.004</text:p>
        <text:p text:style-name="P8">Hermanto, B., &amp; Yusman, M. (2019). <text:span text:style-name="T3">© 2019 Ilmu Komputer Unila Publishing Network all right reserve Jurnal Komputasi SISTEM INFORMASI MANAJEMEN KEUANGAN PADA PT . HULU BALANG © 2019 Ilmu Komputer Unila Publishing Network all right reserve Jurnal Komputasi</text:span>. <text:span text:style-name="T3">7</text:span>(1), 17–26.</text:p>
        <text:p text:style-name="P8">Hidayatulloh, S., &amp; Mulyadi, C. (2015). Sistem pelayanan administrasi kependudukan desa Candigatak berbasis web. <text:span text:style-name="T3">Jurnal IT CIDA</text:span>, <text:span text:style-name="T3">1</text:span>(1), 42–55. http://journal.amikomsolo.ac.id/index.php/itcida/article/view/1</text:p>
        <text:p text:style-name="P8">Indonesia, P. R., &amp; Rakyat, D. P. (2013). UU Nomor 24 Tahun 2013 Administrasi Kependudukan. <text:span text:style-name="T3">UU Nomor 24 Tahun 2013 Administrasi Kependudukan</text:span>, 43.</text:p>
        <text:p text:style-name="P8"><text:soft-page-break/>Irviani, A. (2017). <text:span text:style-name="T3">No Title</text:span> (1st ed.). Andi Offset.</text:p>
        <text:p text:style-name="P8">Kusumawati, E. A. F. (2020). <text:span text:style-name="T3">Buku Modul Kuliah Pendidikan Kewarganegaraan</text:span>. Zifatama jawara.</text:p>
        <text:p text:style-name="P8">Luciana, P. (2019). No 1, Januari 2019 ISSN : 2614-3739 yang berjudul Sistem Informasi Administrasi Kependudukan Kelurahan Rembige Berbasis Web. <text:span text:style-name="T3">Jurnal Manajemen Informatika &amp; Sistem Informasi</text:span>, <text:span text:style-name="T3">2</text:span>.</text:p>
        <text:p text:style-name="P8">Mardia Mardia, Rahman Tanjung, Abdul Karim, Marthinus Ismail, Elmor Benedict Wagiu, Eko Sudarmanto, Supitriyani Supitriyani, Jay Idoan Sihotang, Sri Martina, Elfina Okto Posmaida Damanik, Bonaraja Purba, D. P. Y. A. (2021). <text:span text:style-name="T3">Sistem Informasi Akuntasi dan Bisnis</text:span>. Yayasan Kita Menulis.</text:p>
        <text:p text:style-name="P8">Moh.Muttaqin, E. N. dan H. A. N. (2016). System ( Irs ) Dokumen Penelitian Menggunakan Basis Data Non-Relational System ( Irs ) of Research Document Using Non-Relational Database. <text:span text:style-name="T3">Jurnal Teknologi Informasi Dan Komunikasi</text:span>, <text:span text:style-name="T3">5</text:span>(1), 49–58.</text:p>
        <text:p text:style-name="P8">Muntihana, V., Informatika, J. T., Sains, F., &amp; Teknologi, D. A. N. (2017). <text:span text:style-name="T3">Analisa dan perancangan Sistem Informasi Berbasis Web Dan Android Pada Klinik Gigi Lisda</text:span>.</text:p>
        <text:p text:style-name="P8">Nugroho, A. I. N. E. (2020). <text:span text:style-name="T3">manajemen sumber daya manusia</text:span>. Skopindo Media Pustaka.</text:p>
        <text:p text:style-name="P8">Nugroho, A., Safirman, M. R., &amp; Hendrawan. (2015). Perancangan Sistem Aplikasi Rekam Medik Pada Puskesmas Pakuan Baru Kota Jambi. <text:span text:style-name="T3">Jurnal Ilmiah Media Processor</text:span>, <text:span text:style-name="T3">10</text:span>(1), 406–412.</text:p>
        <text:p text:style-name="P8">Orlando, E. (2017). Aplikasi Pengajuan Cuti Pada Human Resource Management Menggunakan PHP dan MYSQL (Studi Kasus Pada PT. INTILOKA). Jurnal , 16(3), 275–284. <text:span text:style-name="T3">Ilmiah KOMPUTASI</text:span>.</text:p>
        <text:p text:style-name="P8">Paryanta, Sutariyani, &amp; Susilowati, D. (2017). Sistem informasi administrasi kependudukan berbasis web desa Sawahan. <text:span text:style-name="T3">IJSE – Indonesian Journal on Software Engineering Sistem</text:span>, <text:span text:style-name="T3">3</text:span>(2), 77–81. https://scholar.google.com/scholar?hl=en&amp;as_sdt=0%2C5&amp;q=pengembangan+sistem+administrasi+kelurahan+berbasis+web&amp;btnG%0Ahttps://ejournal.bsi.ac.id/ejurnal/index.php/ijse/article/viewFile/2980/1929)</text:p>
        <text:p text:style-name="P8">Pindo, S., &amp; Kurniawan, S. (2019). <text:span text:style-name="T3">Aplikasi Monitoring Berdasarkan Laporan Kegiatan Organisasi Perangkat Daerah ( OPD ) Kabupaten Pringsewu </text:span><text:soft-page-break/><text:span text:style-name="T3">Studi Kasus pada Badan Perencanaan dan Pembangunan Daerah ( Bappeda )</text:span>.</text:p>
        <text:p text:style-name="P8">Purba, B. (2020). <text:span text:style-name="T3">Ekonomi Demografi</text:span> (Y. K. Menulis (ed.)).</text:p>
        <text:p text:style-name="P8">Rosidah;. (2018). Uml1. <text:span text:style-name="T3">Journal of Chemical Information and Modeling</text:span>, <text:span text:style-name="T3">53</text:span>(9), 8–24.</text:p>
        <text:p text:style-name="P8">Sa’ad, M. I. (2020). <text:span text:style-name="T3">otodidak web programing membuat website edutainment</text:span>. Alex Media Komputindo.</text:p>
        <text:p text:style-name="P8"><text:span text:style-name="T3">SI1512490417 - widuri</text:span>. (n.d.). http://widuri.raharja.info/index.php?title=SI1512490417#cite_note-Prayitno2015-52</text:p>
        <text:p text:style-name="P8">SIHOTANG, H. T. (2019). <text:span text:style-name="T3">Sistem Informasi Pengagendaan Surat Berbasis Web Pada Pengadilan Tinggi Medan</text:span>. <text:span text:style-name="T3">3</text:span>(1), 6–9. https://doi.org/10.31227/osf.io/bhj5q</text:p>
        <text:p text:style-name="P8">Sukisno, &amp; Wuni, W. F. (2017). Analisa Dan Perancangan Sistem Informasi Tracking Acuan Quality Departemen Brushing Berbasis Web Di PT. Indotaichen Textile Industry. <text:span text:style-name="T3">Journal of Informatics Engineering</text:span>, <text:span text:style-name="T3">5</text:span>(1), 43–51. http://ejournal.unis.ac.id/index.php/jutis/article/view/6</text:p>
        <text:p text:style-name="P8">Supriadi, D. (2020). <text:span text:style-name="T3">Cara Cepat Membangun Website dari Nol: Studi Kasus : Web Dealer Motor</text:span>. Andi Offset.</text:p>
        <text:p text:style-name="P8">Suslatik, T. (2020). <text:span text:style-name="T3">Ilmu kewarganegaraan</text:span>. Ulet Kreatif Publisher.</text:p>
        <text:p text:style-name="P8">Widya, M. A. A., Agustiawan, Y., Fibrian, I. D., &amp; Muttaqin, Z. (2016). Upaya Peningkatan Pelayanan Administrasi Kependudukan Menggunakan Teknologi Informasi: Rancang Bangun Sistem Informasi di Desa Sumbermulyo Kecamatan Jogoroto Kabupaten Jombang. <text:span text:style-name="T3">Register: Jurnal Ilmiah Teknologi Sistem Informasi</text:span>, <text:span text:style-name="T3">2</text:span>(2), 51. https://doi.org/10.26594/r.v2i2.547</text:p>
        <text:p text:style-name="P8">Wijoyo, H. (2021). <text:span text:style-name="T3">SISTEM INFORMASI MANAJEMEN</text:span>. Insan Cendekia Mandiri. https://books.google.co.id/books?id=CpwhEAAAQBAJ&amp;pg=PA16&amp;dq=definisi+informasi+dalam+sistem+informasi+manajemen+adalah+2021&amp;hl=jv&amp;sa=X&amp;ved=2ahUKEwi3kZ-W8IHwAhXzQ3wKHfmCDGcQ6AEwAnoECAQQAg#v=onepage&amp;q=definisi informasi dalam sistem informasi manajemen adal</text:p>
        <text:p text:style-name="P8">Wijoyo, M. H. (2021). <text:span text:style-name="T3">UMKM era digital new normal</text:span>. Insan Cedikia Mandiri.</text:p>
        <text:p text:style-name="P4"><text:soft-page-break/>Yasir, A., &amp; Dharmawangsa, U. (2020). <text:span text:style-name="T3">Djtechno : Journal of Information Technology Research Djtechno : Journal of Information Technology Research</text:span>. <text:span text:style-name="T3">1</text:span>(2).</text:p>
      </text:section>
      <text:p text:style-name="P1"><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3T06:31:10.257000000</meta:creation-date>
    <dc:date>2021-06-20T20:39:52.633000000</dc:date>
    <meta:editing-duration>PT1H19M55S</meta:editing-duration>
    <meta:editing-cycles>26</meta:editing-cycles>
    <meta:generator>LibreOffice/7.0.1.2$Windows_x86 LibreOffice_project/7cbcfc562f6eb6708b5ff7d7397325de9e764452</meta:generator>
    <meta:document-statistic meta:table-count="0" meta:image-count="0" meta:object-count="0" meta:page-count="4" meta:paragraph-count="35" meta:word-count="766" meta:character-count="5980" meta:non-whitespace-character-count="5265"/>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